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8.242cm" fo:margin-left="-0.106cm" fo:margin-top="0cm" fo:margin-bottom="0cm" table:align="left"/>
    </style:style>
    <style:style style:name="Tabela1.A" style:family="table-column">
      <style:table-column-properties style:column-width="1.275cm"/>
    </style:style>
    <style:style style:name="Tabela1.B" style:family="table-column">
      <style:table-column-properties style:column-width="14.734cm"/>
    </style:style>
    <style:style style:name="Tabela1.C" style:family="table-column">
      <style:table-column-properties style:column-width="2.233cm"/>
    </style:style>
    <style:style style:name="Tabela1.1" style:family="table-row">
      <style:table-row-properties style:min-row-height="0.529cm" fo:keep-together="auto"/>
    </style:style>
    <style:style style:name="Tabe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/>
      <style:text-properties officeooo:rsid="0005e222" officeooo:paragraph-rsid="0005e222"/>
    </style:style>
    <style:style style:name="P2" style:family="paragraph" style:parent-style-name="Standard">
      <style:paragraph-properties fo:text-align="start" style:justify-single-word="false"/>
      <style:text-properties officeooo:rsid="0005e222" officeooo:paragraph-rsid="000618f7"/>
    </style:style>
    <style:style style:name="P3" style:family="paragraph" style:parent-style-name="Standard">
      <style:text-properties officeooo:rsid="0005e222" officeooo:paragraph-rsid="0006e459"/>
    </style:style>
    <style:style style:name="P4" style:family="paragraph" style:parent-style-name="Standard">
      <style:text-properties officeooo:rsid="0005e222" officeooo:paragraph-rsid="000a81a7"/>
    </style:style>
    <style:style style:name="P5" style:family="paragraph" style:parent-style-name="Standard">
      <style:paragraph-properties fo:text-align="center" style:justify-single-word="false"/>
      <style:text-properties officeooo:rsid="0005e222" officeooo:paragraph-rsid="000a81a7"/>
    </style:style>
    <style:style style:name="P6" style:family="paragraph" style:parent-style-name="Standard">
      <style:paragraph-properties fo:text-align="center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text-properties officeooo:paragraph-rsid="000a81a7"/>
    </style:style>
    <style:style style:name="P9" style:family="paragraph" style:parent-style-name="Standard">
      <style:text-properties officeooo:rsid="000a81a7" officeooo:paragraph-rsid="000a81a7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5e222" officeooo:paragraph-rsid="000618f7" style:font-size-asian="14pt" style:font-weight-asian="bold" style:font-size-complex="14pt" style:font-weight-complex="bold"/>
    </style:style>
    <style:style style:name="T1" style:family="text">
      <style:text-properties officeooo:rsid="0006e459"/>
    </style:style>
    <style:style style:name="T2" style:family="text">
      <style:text-properties officeooo:rsid="0007630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630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07630d" style:font-size-asian="10pt" style:font-size-complex="10pt"/>
    </style:style>
    <style:style style:name="T8" style:family="text">
      <style:text-properties fo:font-size="10pt" officeooo:rsid="0006e459" style:font-size-asian="10pt" style:font-size-complex="10pt"/>
    </style:style>
    <style:style style:name="T9" style:family="text">
      <style:text-properties fo:font-size="10pt" officeooo:rsid="0005e222" style:font-size-asian="10pt" style:font-size-complex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07630d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0a81a7" style:font-size-asian="10pt" style:font-weight-asian="bold" style:font-size-complex="10pt" style:font-weight-complex="bold"/>
    </style:style>
    <style:style style:name="T13" style:family="text">
      <style:text-properties fo:font-size="14pt" fo:font-weight="bold" officeooo:rsid="0007630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STUDO DE CASO “DELICIAS GOURMET”</text:p>
      <text:p text:style-name="P2"><text:line-break/><text:line-break/></text:p>
      <text:p text:style-name="P2"/>
      <text:p text:style-name="P2">João – Gerente de Compras - Funções:<text:line-break/>*Identificar necessidades de compra<text:line-break/>*Negociar valores de compra<text:line-break/>*Comprar itens<text:line-break/><text:line-break/>Maria – Supervisora de Estoque – Funções:<text:line-break/>*Supervisionar equipe responsável pelo estoque e organização.<text:line-break/>*Monitora nível de itens de estoque.</text:p>
      <text:p text:style-name="P1"/>
      <text:p text:style-name="P4">Pedro – Coordenador de Produção – Funções:<text:line-break/>*Planejar organização da produção.<text:line-break/>*Supervisionar a equipe de produção<text:line-break/>*Gerenciar processos de produção<text:line-break/><text:line-break/>Ana – Analista de Qualidade – Funções:<text:line-break/>*Desenvolver e implementar politicas e procedimentos de garantia de qualidade.<text:line-break/>*Realizar processos avaliativos de garantia de qualidade.<text:line-break/><text:line-break/>Carlos – Responsável de Vendas e Distribuição – Funções:<text:line-break/>*Desenvolver estratégias de venda e distribuição.<text:line-break/>*Gerenciar recursos para alavancar compras.<text:line-break/>*Administrar a distribuição de produtos.<text:line-break/></text:p>
      <text:p text:style-name="P4"/>
      <text:p text:style-name="P9"/>
      <text:p text:style-name="P5"><text:span text:style-name="T10"><text:line-break/></text:span><text:span text:style-name="T13">FUNÇÕES BÁSICAS DO SISTEMA</text:span><text:span text:style-name="T11">:<text:line-break/><text:line-break/><text:line-break/><text:line-break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<text:span text:style-name="T11">Ref #</text:span></text:p>
          </table:table-cell>
          <table:table-cell table:style-name="Tabela1.A1" office:value-type="string">
            <text:p text:style-name="P6"><text:span text:style-name="T3">Função</text:span></text:p>
          </table:table-cell>
          <table:table-cell table:style-name="Tabela1.A1" office:value-type="string">
            <text:p text:style-name="P6"><text:span text:style-name="T3">Categoria</text:span></text:p>
          </table:table-cell>
        </table:table-row>
        <table:table-row table:style-name="Tabela1.1">
          <table:table-cell table:style-name="Tabela1.A1" office:value-type="string">
            <text:p text:style-name="P6">R1.1</text:p>
          </table:table-cell>
          <table:table-cell table:style-name="Tabela1.A1" office:value-type="string">
            <text:p text:style-name="P7">Consulta a estoque e utilização de itens.</text:p>
          </table:table-cell>
          <table:table-cell table:style-name="Tabela1.A1" office:value-type="string">
            <text:p text:style-name="P6">Oculta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>R1.2</text:p>
          </table:table-cell>
          <table:table-cell table:style-name="Tabela1.A1" office:value-type="string">
            <text:p text:style-name="P7">Registrar itens para compra.</text:p>
          </table:table-cell>
          <table:table-cell table:style-name="Tabela1.A1" office:value-type="string">
            <text:p text:style-name="P6">Evidente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>R1.3</text:p>
          </table:table-cell>
          <table:table-cell table:style-name="Tabela1.A1" office:value-type="string">
            <text:p text:style-name="P7">Registro de data de compra <text:s/>e previsão de chegada de itens.</text:p>
          </table:table-cell>
          <table:table-cell table:style-name="Tabela1.A1" office:value-type="string">
            <text:p text:style-name="P6">Evidente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>R1.4</text:p>
          </table:table-cell>
          <table:table-cell table:style-name="Tabela1.A1" office:value-type="string">
            <text:p text:style-name="P7">Calcular valores de compra e negociação.</text:p>
          </table:table-cell>
          <table:table-cell table:style-name="Tabela1.A1" office:value-type="string">
            <text:p text:style-name="P6">Oculta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>R1.5</text:p>
          </table:table-cell>
          <table:table-cell table:style-name="Tabela1.A1" office:value-type="string">
            <text:p text:style-name="P7">Registrar saídas de itens de estoque por meio de código de leitor de código de barras.</text:p>
          </table:table-cell>
          <table:table-cell table:style-name="Tabela1.A1" office:value-type="string">
            <text:p text:style-name="P6">Evidente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>R1.6</text:p>
          </table:table-cell>
          <table:table-cell table:style-name="Tabela1.A1" office:value-type="string">
            <text:p text:style-name="P7">Cadastrar itens de acordo com nome, tipo e funcionalidades.</text:p>
          </table:table-cell>
          <table:table-cell table:style-name="Tabela1.A1" office:value-type="string">
            <text:p text:style-name="P6">Oculta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>R1.7</text:p>
          </table:table-cell>
          <table:table-cell table:style-name="Tabela1.A1" office:value-type="string">
            <text:p text:style-name="P7">Sistema que garanta armazenamento e organização padrão.</text:p>
          </table:table-cell>
          <table:table-cell table:style-name="Tabela1.A1" office:value-type="string">
            <text:p text:style-name="P6">Oculta</text:p>
          </table:table-cell>
        </table:table-row>
        <text:soft-page-break/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>R1.8</text:p>
          </table:table-cell>
          <table:table-cell table:style-name="Tabela1.A1" office:value-type="string">
            <text:p text:style-name="P7">Exibir quantidade de itens em estoque, assim como preço unitário e total.</text:p>
          </table:table-cell>
          <table:table-cell table:style-name="Tabela1.A1" office:value-type="string">
            <text:p text:style-name="P6">Evidente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>R1.9</text:p>
          </table:table-cell>
          <table:table-cell table:style-name="Tabela1.A1" office:value-type="string">
            <text:p text:style-name="P7">Ferramenta de consulta de ordens de serviço para produção.</text:p>
          </table:table-cell>
          <table:table-cell table:style-name="Tabela1.A1" office:value-type="string">
            <text:p text:style-name="P6">Oculta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>R1.10</text:p>
          </table:table-cell>
          <table:table-cell table:style-name="Tabela1.A1" office:value-type="string">
            <text:p text:style-name="P7">Registrar andamento de produção (Iniciado, em andamento, concluído).</text:p>
          </table:table-cell>
          <table:table-cell table:style-name="Tabela1.A1" office:value-type="string">
            <text:p text:style-name="P6">Evidente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>R1.11</text:p>
          </table:table-cell>
          <table:table-cell table:style-name="Tabela1.A1" office:value-type="string">
            <text:p text:style-name="P7">Sistema de estimativa de prazos para entrega de produção.</text:p>
          </table:table-cell>
          <table:table-cell table:style-name="Tabela1.A1" office:value-type="string">
            <text:p text:style-name="P6">Evidente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>R1.12</text:p>
          </table:table-cell>
          <table:table-cell table:style-name="Tabela1.A1" office:value-type="string">
            <text:p text:style-name="P7">Registro de implementações de politicas e procedimentos de garantia de qualidade.</text:p>
          </table:table-cell>
          <table:table-cell table:style-name="Tabela1.A1" office:value-type="string">
            <text:p text:style-name="P6">Oculta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>R1.13</text:p>
          </table:table-cell>
          <table:table-cell table:style-name="Tabela1.A1" office:value-type="string">
            <text:p text:style-name="P7">Ferramenta de validação de analise de qualidade, seguindo um passo a passo padrão.</text:p>
          </table:table-cell>
          <table:table-cell table:style-name="Tabela1.A1" office:value-type="string">
            <text:p text:style-name="P6">Evidente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>R1.14</text:p>
          </table:table-cell>
          <table:table-cell table:style-name="Tabela1.A1" office:value-type="string">
            <text:p text:style-name="P7">Registro de itens e quantidade disponíveis para venda.</text:p>
          </table:table-cell>
          <table:table-cell table:style-name="Tabela1.A1" office:value-type="string">
            <text:p text:style-name="P6">Evidente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>R1.15</text:p>
          </table:table-cell>
          <table:table-cell table:style-name="Tabela1.A1" office:value-type="string">
            <text:p text:style-name="P7">Consulta ao sistema de entrega de produção.</text:p>
          </table:table-cell>
          <table:table-cell table:style-name="Tabela1.A1" office:value-type="string">
            <text:p text:style-name="P6">Oculta</text:p>
          </table:table-cell>
        </table:table-row>
        <table:table-row table:style-name="Tabela1.1"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>R1.16</text:p>
          </table:table-cell>
          <table:table-cell table:style-name="Tabela1.A1" office:value-type="string">
            <text:p text:style-name="P7">Registro de vendas a serem feitas, <text:s/>em andamento e vendas concluídas.</text:p>
          </table:table-cell>
          <table:table-cell table:style-name="Tabela1.A1" office:value-type="string">
            <text:p text:style-name="P6">Evidente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>R1.17</text:p>
          </table:table-cell>
          <table:table-cell table:style-name="Tabela1.A1" office:value-type="string">
            <text:p text:style-name="P7">Calcular o total de vendas efetivas, incluindo calculo de impostos e negociações.</text:p>
          </table:table-cell>
          <table:table-cell table:style-name="Tabela1.A1" office:value-type="string">
            <text:p text:style-name="P6">Oculta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>R1.18</text:p>
          </table:table-cell>
          <table:table-cell table:style-name="Tabela1.A1" office:value-type="string">
            <text:p text:style-name="P7">Acesso a informações, contato e registro de empresas para venda e distribuição.</text:p>
          </table:table-cell>
          <table:table-cell table:style-name="Tabela1.A1" office:value-type="string">
            <text:p text:style-name="P6">Oculta</text:p>
          </table:table-cell>
        </table:table-row>
        <table:table-row table:style-name="Tabela1.1"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</table:table-row>
      </table:table>
      <text:p text:style-name="Standard"/>
      <text:p text:style-name="P8"><text:span text:style-name="T11"><text:line-break/></text:span><text:span text:style-name="T12">Descritivo:</text:span><text:span text:style-name="T11"><text:line-break/>Ref # <text:s text:c="61"/>Função <text:s text:c="56"/>Categoria</text:span><text:span text:style-name="T9"><text:line-break/>- </text:span><text:span text:style-name="T8">Registrar itens com compras a serem feitas, compras em andamento e concluída, assim como datas e previsão de chegada dos itens a empresa.<text:line-break/>-Calcular valores de compra e negociação.<text:line-break/>-Consultar estoque e utilização dos itens.<text:line-break/><text:line-break/>-Registrar saídas de itens de estoque por meio de código de leitor de código de barras.<text:line-break/>-Cadastrar itens de acordo com nome, tipo e funcionalidades.<text:line-break/>-Sistema que garanta armazenamento e organização padrão, assim como garantia de busca efetiva no sistema.<text:line-break/>-Exibir quantidade de itens em estoque, assim como preço unitário e total.<text:line-break/><text:line-break/>-</text:span><text:span text:style-name="T7">Ferramenta de consulta de ordens de serviço para produção.<text:line-break/>-Registrar andamento de produção (Iniciado, em andamento, concluído).<text:line-break/>- Sistema de estimativa de prazos para entrega de produção.<text:line-break/><text:line-break/>-Registro de implementações de politicas e procedimentos de garantia de qualidade.<text:line-break/>-Ferramenta de validação de analise de qualidade, seguindo um passo a passo padrão.<text:line-break/><text:line-break/>- Registro de itens e quantidade disponíveis para venda.<text:line-break/>- Consulta ao sistema de entrega de produção.<text:line-break/>-Registro de vendas a serem feitas, <text:s/>em andamento e vendas concluídas.<text:line-break/>-Calcular o total de vendas efetivas, incluindo calculo de impostos e negociações.<text:line-break/>-Acesso a informações, contato e registro de empresas vinculadas a venda e distribuição dos produtos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10:20:54.026220787</meta:creation-date>
    <dc:date>2023-05-03T11:35:58.937092123</dc:date>
    <meta:editing-duration>PT10M33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2" meta:paragraph-count="63" meta:word-count="517" meta:character-count="3608" meta:non-whitespace-character-count="3008"/>
  </office:meta>
</office:document-meta>
</file>